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14"/>
    <style:style style:name="ce3" style:family="table-cell" style:parent-style-name="Default" style:data-style-name="N11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z (kOhm)</text:p>
          </table:table-cell>
          <table:table-cell office:value-type="string" calcext:value-type="string">
            <text:p>Pův obv (V)</text:p>
          </table:table-cell>
          <table:table-cell office:value-type="string" calcext:value-type="string">
            <text:p>Náh obv (V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833" calcext:value-type="float">
            <text:p>0,08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33" calcext:value-type="float">
            <text:p>0,1333</text:p>
          </table:table-cell>
          <table:table-cell office:value-type="float" office:value="0.1332" calcext:value-type="float">
            <text:p>0,13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82" calcext:value-type="float">
            <text:p>0,2082</text:p>
          </table:table-cell>
          <table:table-cell office:value-type="float" office:value="0.208" calcext:value-type="float">
            <text:p>0,2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63" calcext:value-type="float">
            <text:p>0,2563</text:p>
          </table:table-cell>
          <table:table-cell office:value-type="float" office:value="0.256" calcext:value-type="float">
            <text:p>0,2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898" calcext:value-type="float">
            <text:p>0,2898</text:p>
          </table:table-cell>
          <table:table-cell office:value-type="float" office:value="0.2894" calcext:value-type="float">
            <text:p>0,289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144" calcext:value-type="float">
            <text:p>0,3144</text:p>
          </table:table-cell>
          <table:table-cell office:value-type="float" office:value="0.3139" calcext:value-type="float">
            <text:p>0,313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35" calcext:value-type="float">
            <text:p>0,3235</text:p>
          </table:table-cell>
          <table:table-cell office:value-type="float" office:value="0.3231" calcext:value-type="float">
            <text:p>0,323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12" calcext:value-type="float">
            <text:p>0,3312</text:p>
          </table:table-cell>
          <table:table-cell office:value-type="float" office:value="0.3308" calcext:value-type="float">
            <text:p>0,33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3322" calcext:value-type="float">
            <text:p>0,3322</text:p>
          </table:table-cell>
          <table:table-cell office:value-type="float" office:value="0.3318" calcext:value-type="float">
            <text:p>0,3318</text:p>
          </table:table-cell>
          <table:table-cell/>
        </table:table-row>
        <table:table-row table:style-name="ro1">
          <table:table-cell office:value-type="string" calcext:value-type="string">
            <text:p>bez</text:p>
          </table:table-cell>
          <table:table-cell office:value-type="float" office:value="0.3332" calcext:value-type="float">
            <text:p>0,3332</text:p>
          </table:table-cell>
          <table:table-cell office:value-type="float" office:value="0.3328" calcext:value-type="float">
            <text:p>0,332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Kompl obv</text:p>
          </table:table-cell>
          <table:table-cell office:value-type="string" calcext:value-type="string">
            <text:p>Nah obv 1</text:p>
          </table:table-cell>
          <table:table-cell office:value-type="string" calcext:value-type="string">
            <text:p>Náh obv 2</text:p>
          </table:table-cell>
        </table:table-row>
        <table:table-row table:style-name="ro1">
          <table:table-cell office:value-type="string" calcext:value-type="string">
            <text:p>Uab (naměř)</text:p>
          </table:table-cell>
          <table:table-cell office:value-type="string" calcext:value-type="string">
            <text:p>2,502 V</text:p>
          </table:table-cell>
          <table:table-cell office:value-type="string" calcext:value-type="string">
            <text:p>0,28 mV</text:p>
          </table:table-cell>
          <table:table-cell office:value-type="string" calcext:value-type="string">
            <text:p>5,002 V</text:p>
          </table:table-cell>
        </table:table-row>
        <table:table-row table:style-name="ro1">
          <table:table-cell office:value-type="string" calcext:value-type="string">
            <text:p>Uab (výpoč)</text:p>
          </table:table-cell>
          <table:table-cell office:value-type="string" calcext:value-type="string">
            <text:p>2,5 V</text:p>
          </table:table-cell>
          <table:table-cell table:number-columns-repeated="2" office:value-type="string" calcext:value-type="string">
            <text:p>8,33 mV</text:p>
          </table:table-cell>
        </table:table-row>
      </table:table>
      <table:table table:name="List2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6381" table:default-cell-style-name="Default"/>
        <table:table-row table:style-name="ro1">
          <table:table-cell office:value-type="string" calcext:value-type="string">
            <text:p>Rz (kOhm)</text:p>
          </table:table-cell>
          <table:table-cell table:style-name="Default" office:value-type="string" calcext:value-type="string">
            <text:p>Pův obv (V)</text:p>
          </table:table-cell>
          <table:table-cell table:style-name="Default" office:value-type="string" calcext:value-type="string">
            <text:p>Náh obv (V)</text:p>
          </table:table-cell>
          <table:table-cell office:value-type="string" calcext:value-type="string">
            <text:p>DeltaUab</text:p>
          </table:table-cell>
          <table:table-cell office:value-type="string" calcext:value-type="string">
            <text:p>deltaUab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833" calcext:value-type="float">
            <text:p>0,0833</text:p>
          </table:table-cell>
          <table:table-cell table:formula="of:=ABS([.C2]-[.B2])" office:value-type="float" office:value="0" calcext:value-type="float">
            <text:p>0</text:p>
          </table:table-cell>
          <table:table-cell table:formula="of:=([.D2]/[.B2])*10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</text:p>
          </table:table-cell>
          <table:table-cell office:value-type="float" office:value="3000" calcext:value-type="float">
            <text:p>300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33" calcext:value-type="float">
            <text:p>0,1333</text:p>
          </table:table-cell>
          <table:table-cell office:value-type="float" office:value="0.1332" calcext:value-type="float">
            <text:p>0,1332</text:p>
          </table:table-cell>
          <table:table-cell table:formula="of:=ABS([.C3]-[.B3])" office:value-type="float" office:value="0.000099999999999989" calcext:value-type="float">
            <text:p>9,9999999999989E-05</text:p>
          </table:table-cell>
          <table:table-cell table:formula="of:=([.D3]/[.B3])*100" office:value-type="float" office:value="0.0750187546886639" calcext:value-type="float">
            <text:p>0,0750187546886639</text:p>
          </table:table-cell>
          <table:table-cell table:number-columns-repeated="2"/>
          <table:table-cell office:value-type="string" calcext:value-type="string">
            <text:p>Ui</text:p>
          </table:table-cell>
          <table:table-cell table:formula="of:=3/9" office:value-type="float" office:value="0.333333333333333" calcext:value-type="float">
            <text:p>0,333333333333333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82" calcext:value-type="float">
            <text:p>0,2082</text:p>
          </table:table-cell>
          <table:table-cell office:value-type="float" office:value="0.208" calcext:value-type="float">
            <text:p>0,2080</text:p>
          </table:table-cell>
          <table:table-cell table:formula="of:=ABS([.C4]-[.B4])" office:value-type="float" office:value="0.000200000000000006" calcext:value-type="float">
            <text:p>0,000200000000000006</text:p>
          </table:table-cell>
          <table:table-cell table:formula="of:=([.D4]/[.B4])*100" office:value-type="float" office:value="0.0960614793467847" calcext:value-type="float">
            <text:p>0,0960614793467847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63" calcext:value-type="float">
            <text:p>0,2563</text:p>
          </table:table-cell>
          <table:table-cell office:value-type="float" office:value="0.256" calcext:value-type="float">
            <text:p>0,2560</text:p>
          </table:table-cell>
          <table:table-cell table:formula="of:=ABS([.C5]-[.B5])" office:value-type="float" office:value="0.000299999999999967" calcext:value-type="float">
            <text:p>0,000299999999999967</text:p>
          </table:table-cell>
          <table:table-cell table:formula="of:=([.D5]/[.B5])*100" office:value-type="float" office:value="0.117050331642593" calcext:value-type="float">
            <text:p>0,117050331642593</text:p>
          </table:table-cell>
          <table:table-cell table:number-columns-repeated="1637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0.2898" calcext:value-type="float">
            <text:p>0,2898</text:p>
          </table:table-cell>
          <table:table-cell office:value-type="float" office:value="0.2894" calcext:value-type="float">
            <text:p>0,2894</text:p>
          </table:table-cell>
          <table:table-cell table:formula="of:=ABS([.C6]-[.B6])" office:value-type="float" office:value="0.000400000000000011" calcext:value-type="float">
            <text:p>0,000400000000000011</text:p>
          </table:table-cell>
          <table:table-cell table:formula="of:=([.D6]/[.B6])*100" office:value-type="float" office:value="0.138026224982751" calcext:value-type="float">
            <text:p>0,138026224982751</text:p>
          </table:table-cell>
          <table:table-cell table:style-name="ce1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144" calcext:value-type="float">
            <text:p>0,3144</text:p>
          </table:table-cell>
          <table:table-cell office:value-type="float" office:value="0.3139" calcext:value-type="float">
            <text:p>0,3139</text:p>
          </table:table-cell>
          <table:table-cell table:formula="of:=ABS([.C7]-[.B7])" office:value-type="float" office:value="0.0005" calcext:value-type="float">
            <text:p>0,0005</text:p>
          </table:table-cell>
          <table:table-cell table:formula="of:=([.D7]/[.B7])*100" office:value-type="float" office:value="0.159033078880407" calcext:value-type="float">
            <text:p>0,159033078880407</text:p>
          </table:table-cell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35" calcext:value-type="float">
            <text:p>0,3235</text:p>
          </table:table-cell>
          <table:table-cell office:value-type="float" office:value="0.3231" calcext:value-type="float">
            <text:p>0,3231</text:p>
          </table:table-cell>
          <table:table-cell table:formula="of:=ABS([.C8]-[.B8])" office:value-type="float" office:value="0.000400000000000011" calcext:value-type="float">
            <text:p>0,000400000000000011</text:p>
          </table:table-cell>
          <table:table-cell table:formula="of:=([.D8]/[.B8])*100" office:value-type="float" office:value="0.12364760432767" calcext:value-type="float">
            <text:p>0,12364760432767</text:p>
          </table:table-cell>
          <table:table-cell table:number-columns-repeated="1637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12" calcext:value-type="float">
            <text:p>0,3312</text:p>
          </table:table-cell>
          <table:table-cell office:value-type="float" office:value="0.3308" calcext:value-type="float">
            <text:p>0,3308</text:p>
          </table:table-cell>
          <table:table-cell table:formula="of:=ABS([.C9]-[.B9])" office:value-type="float" office:value="0.000400000000000011" calcext:value-type="float">
            <text:p>0,000400000000000011</text:p>
          </table:table-cell>
          <table:table-cell table:formula="of:=([.D9]/[.B9])*100" office:value-type="float" office:value="0.120772946859907" calcext:value-type="float">
            <text:p>0,120772946859907</text:p>
          </table:table-cell>
          <table:table-cell table:number-columns-repeated="1637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3322" calcext:value-type="float">
            <text:p>0,3322</text:p>
          </table:table-cell>
          <table:table-cell office:value-type="float" office:value="0.3318" calcext:value-type="float">
            <text:p>0,3318</text:p>
          </table:table-cell>
          <table:table-cell table:formula="of:=ABS([.C10]-[.B10])" office:value-type="float" office:value="0.000400000000000011" calcext:value-type="float">
            <text:p>0,000400000000000011</text:p>
          </table:table-cell>
          <table:table-cell table:formula="of:=([.D10]/[.B10])*100" office:value-type="float" office:value="0.120409391932574" calcext:value-type="float">
            <text:p>0,1204093919325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z</text:p>
          </table:table-cell>
          <table:table-cell table:style-name="Default" office:value-type="float" office:value="0.3332" calcext:value-type="float">
            <text:p>0,3332</text:p>
          </table:table-cell>
          <table:table-cell office:value-type="float" office:value="0.3328" calcext:value-type="float">
            <text:p>0,3328</text:p>
          </table:table-cell>
          <table:table-cell table:formula="of:=ABS([.C11]-[.B11])" office:value-type="float" office:value="0.000400000000000011" calcext:value-type="float">
            <text:p>0,000400000000000011</text:p>
          </table:table-cell>
          <table:table-cell table:formula="of:=([.D11]/[.B11])*100" office:value-type="float" office:value="0.120048019207687" calcext:value-type="float">
            <text:p>0,120048019207687</text:p>
          </table:table-cell>
          <table:table-cell table:number-columns-repeated="16379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>
          <table:table-cell/>
          <table:table-cell table:style-name="Default" office:value-type="string" calcext:value-type="string">
            <text:p>Kompl obv</text:p>
          </table:table-cell>
          <table:table-cell table:style-name="Default" office:value-type="string" calcext:value-type="string">
            <text:p>Nah obv 1</text:p>
          </table:table-cell>
          <table:table-cell office:value-type="string" calcext:value-type="string">
            <text:p>Náh obv 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ab (naměř)</text:p>
          </table:table-cell>
          <table:table-cell table:style-name="Default" office:value-type="string" calcext:value-type="string">
            <text:p>2,502 V</text:p>
          </table:table-cell>
          <table:table-cell table:style-name="Default" office:value-type="string" calcext:value-type="string">
            <text:p>0,28 mV</text:p>
          </table:table-cell>
          <table:table-cell office:value-type="string" calcext:value-type="string">
            <text:p>5,002 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ab (výpoč)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/>
          <table:table-cell office:value-type="float" office:value="83.3" calcext:value-type="float">
            <text:p>83,3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.00.0000</text:date>, <text:time style:data-style-name="N2" text:time-value="21:41:53.923294181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4-04-15T08:08:10.130741386</meta:creation-date>
    <dc:date>2024-04-19T23:14:40.758622755</dc:date>
    <dc:creator>Vojtěch Vašek</dc:creator>
    <meta:editing-duration>PT3H47M38S</meta:editing-duration>
    <meta:editing-cycles>7</meta:editing-cycles>
    <meta:generator>LibreOffice/7.6.6.3$Linux_X86_64 LibreOffice_project/60$Build-3</meta:generator>
    <meta:document-statistic meta:table-count="2" meta:cell-count="113" meta:object-count="0"/>
  </office:meta>
</office:document-meta>
</file>